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ikkoraportti 4 <text:tab/><text:tab/>Sebastian Falk <text:tab/><text:tab/>014024616</text:p>
      <text:p text:style-name="P1"/>
      <text:list xml:id="list6335114942888761678" text:style-name="L1">
        <text:list-item>
          <text:p text:style-name="P2">Siirsin suorituskykytestit omaan luokkaan.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3:03:01.24</meta:creation-date>
    <dc:date>2015-02-07T16:51:18.98</dc:date>
    <meta:editing-duration>PT9H56M58S</meta:editing-duration>
    <meta:editing-cycles>10</meta:editing-cycles>
    <meta:generator>OpenOffice.org/3.4.1$Win32 OpenOffice.org_project/341m1$Build-9593</meta:generator>
    <meta:document-statistic meta:table-count="0" meta:image-count="0" meta:object-count="0" meta:page-count="1" meta:paragraph-count="2" meta:word-count="10" meta:character-count="88"/>
  </office:meta>
</office:document-meta>
</file>